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Liberation Serif" officeooo:rsid="0008bc77" officeooo:paragraph-rsid="0008bc77"/>
    </style:style>
    <style:style style:name="P2" style:family="paragraph" style:parent-style-name="Standard">
      <style:paragraph-properties fo:line-height="200%" fo:text-align="start" style:justify-single-word="false"/>
      <style:text-properties style:font-name="Liberation Serif" officeooo:rsid="0008bc77" officeooo:paragraph-rsid="0008bc77"/>
    </style:style>
    <style:style style:name="T1" style:family="text">
      <style:text-properties officeooo:rsid="0009fbfa"/>
    </style:style>
    <style:style style:name="T2" style:family="text">
      <style:text-properties officeooo:rsid="000ad2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roject Title : Architect</text:p>
      <text:p text:style-name="P1"><text:s/>Student Name: Zachary Hightower</text:p>
      <text:p text:style-name="P1"><text:s/>Student Email : <text:a xlink:type="simple" xlink:href="mailto:zphighto@go.olemiss.edu" text:style-name="Internet_20_link" text:visited-style-name="Visited_20_Internet_20_Link">zphighto@go.olemiss.edu</text:a></text:p>
      <text:p text:style-name="P1"><text:s/>Sponsor : Jeff Lucas</text:p>
      <text:p text:style-name="P1">Sponsor Email : <text:a xlink:type="simple" xlink:href="mailto:jhlucas1@olemiss.edu" text:style-name="Internet_20_link" text:visited-style-name="Visited_20_Internet_20_Link">jhlucas1@olemiss.edu</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tab/>Architect is meant to help authors, both professional and amateur, better visualize and develop the worlds that they create. I wanted to work on this because I’ve always enjoyed stories. I can especially remember the fun of flipping open the Phantom Tollbooth and seeing the big map of all the places that were in the world. I want to help create an application that can help authors make maps like that and bring their world to life. </text:p>
      <text:p text:style-name="P2"><text:tab/>The MVP will be a system where users can create different nodes for different locations on a map and connect them however they wish. A collapsible side pane view will show the locations and allow for organization of locations into groups. When a location is selected, the side pane will switch to a view of the characters populating that location. Users will be able to <text:span text:style-name="T1">create characters,</text:span> take notes on the character, and have it associated with that particular location. <text:span text:style-name="T1">The application will also provide users the ability to upload art for location and character icons. </text:span></text:p>
      <text:p text:style-name="P2"><text:tab/><text:span text:style-name="T1">During the course of the project, I will need to challenge myself to make a more fully realizes project than I have before. This is something that, in theory, should be rolled out as a professional product. That means more rigorous testing and more challenges in usability. I can’t assume that the users have any knowledge of computer science and that they may need subtle guidance to use the application. </text:span></text:p>
      <text:p text:style-name="P2"><text:tab/><text:span text:style-name="T1">The target users are table top roleplaying game enthusiasts, authors of fiction and non-fiction, video game enthusiasts, and video game developers. </text:span></text:p>
      <text:p text:style-name="P2"><text:tab/><text:span text:style-name="T1">Completing the application means I need to build a system for holding and organizing the world built by the user. I need to provide the ability to make multiple different worlds </text:span><text:span text:style-name="T2">for each user</text:span><text:span text:style-name="T1">. Users need to be organized so that no unauthorized user has access to another user’s content. </text:span><text:span text:style-name="T2">Initial use of the system or initial creation of a world should have tooltips that help a user get started and understand how to use all the tools available to them. Uploading custom icons should auto-refresh so that they display as soon as they are in the application’s system. I would also like to implement a basic light and dark mode. </text:span></text:p>
      <text:p text:style-name="P2"><text:soft-page-break/><text:tab/><text:span text:style-name="T2">Creation of the basic system should take roughly two weeks. Following that would be testing as a developer on my end and offering it for some user testing. That, and bug fixes, should take another week. The following week would focus on user login experience and the creation of explanatory tooltips. Next week would be implementing custom icons for locations and characters and integrating that to the application. The following week will be creating the light and dark mode, and working on any aspects that I, the users, or the sponsor have noticed lack development. The remaining time will be spent carefully testing and refining the features that have already been implemented and ensuring that the application meets or exceeds expectation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12:07:31.329999999</meta:creation-date>
    <dc:date>2024-08-30T13:47:43.315184322</dc:date>
    <meta:editing-duration>PT8M39S</meta:editing-duration>
    <meta:editing-cycles>1</meta:editing-cycles>
    <meta:document-statistic meta:table-count="0" meta:image-count="0" meta:object-count="0" meta:page-count="3" meta:paragraph-count="11" meta:word-count="516" meta:character-count="3094" meta:non-whitespace-character-count="2573"/>
    <meta:generator>LibreOffice/7.3.7.2$Linux_X86_64 LibreOffice_project/30$Build-2</meta:generator>
  </office:meta>
</office:document-meta>
</file>